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FaultInInterceptor.NMRFault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MRFaultInInterceptor.handleMessage( NMR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